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445in" svg:height="6.5043in" svg:x="3.6965in" svg:y="0.5335in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4445in" svg:height="6.5043in" svg:x="3.6642in" svg:y="7.5799in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m</text:p>
          </table:table-cell>
          <table:table-cell office:value-type="string">
            <text:p>SNR in BW</text:p>
          </table:table-cell>
          <table:table-cell office:value-type="string">
            <text:p>Plim (1s/PRN)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8">
            <text:p>-8</text:p>
          </table:table-cell>
          <table:table-cell office:value-type="float" office:value="-161">
            <text:p>-16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-159">
            <text:p>-1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13">
            <text:p>-13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18">
            <text:p>-18</text:p>
          </table:table-cell>
          <table:table-cell office:value-type="float" office:value="-162">
            <text:p>-1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office:value-type="float" office:value="-162">
            <text:p>-1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24">
            <text:p>-24</text:p>
          </table:table-cell>
          <table:table-cell office:value-type="float" office:value="-159">
            <text:p>-159</text:p>
          </table:table-cell>
        </table:table-row>
        <table:table-row table:style-name="ro2" table:number-rows-repeated="104856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dou </meta:initial-creator>
    <meta:creation-date>2013-01-19T05:08:54</meta:creation-date>
    <dc:date>2013-01-20T01:46:14</dc:date>
    <dc:creator>Doudou 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-140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cm" svg:height="16.522cm" xlink:href=".." xlink:type="simple" chart:class="chart:scatter" chart:style-name="ch1">
        <chart:legend chart:legend-position="end" svg:x="18.36cm" svg:y="7.962cm" style:legend-expansion="high" chart:style-name="ch2"/>
        <chart:plot-area chart:style-name="ch3" table:cell-range-address="Sheet1.A2:Sheet1.B7 Sheet1.B1:Sheet1.B1" chart:data-source-has-labels="row" svg:x="1.44cm" svg:y="1.455cm" svg:width="16.062cm" svg:height="13.756cm">
          <chartooo:coordinate-region svg:x="2.167cm" svg:y="1.655cm" svg:width="15.148cm" svg:height="13.358cm"/>
          <chart:axis chart:dimension="x" chart:name="primary-x" chart:style-name="ch4">
            <chart:title svg:x="9.281cm" svg:y="15.541cm" chart:style-name="ch5">
              <text:p>m</text:p>
            </chart:title>
          </chart:axis>
          <chart:axis chart:dimension="y" chart:name="primary-y" chart:style-name="ch6">
            <chart:title svg:x="0.451cm" svg:y="9.29cm" chart:style-name="ch7">
              <text:p>SNRlim (dB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R in B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7</svg:desc>
                </draw:g>
              </table:table-cell>
              <table:table-cell office:value-type="float" office:value="-8">
                <text:p>-8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24">
                <text:p>-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170" chart:maximum="-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-140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5cm" svg:height="16.522cm" xlink:href=".." xlink:type="simple" chart:class="chart:scatter" chart:style-name="ch1">
        <chart:legend chart:legend-position="end" svg:x="17.91cm" svg:y="7.962cm" style:legend-expansion="high" chart:style-name="ch2"/>
        <chart:plot-area chart:style-name="ch3" table:cell-range-address="Sheet1.A2:Sheet1.A7 Sheet1.C1:Sheet1.C7" chart:data-source-has-labels="row" svg:x="1.44cm" svg:y="1.455cm" svg:width="15.612cm" svg:height="13.756cm">
          <chartooo:coordinate-region svg:x="2.352cm" svg:y="1.654cm" svg:width="14.513cm" svg:height="13.358cm"/>
          <chart:axis chart:dimension="x" chart:name="primary-x" chart:style-name="ch4">
            <chart:title svg:x="9.056cm" svg:y="15.541cm" chart:style-name="ch5">
              <text:p>m</text:p>
            </chart:title>
          </chart:axis>
          <chart:axis chart:dimension="y" chart:name="primary-y" chart:style-name="ch6">
            <chart:title svg:x="0.451cm" svg:y="10.361cm" chart:style-name="ch7">
              <text:p>Limit power  for 1s per PR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im (1s/PR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7</svg:desc>
                </draw:g>
              </table:table-cell>
              <table:table-cell office:value-type="float" office:value="-161">
                <text:p>-161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59">
                <text:p>-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